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61a" officeooo:paragraph-rsid="0000a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och 0</text:p>
      <text:p text:style-name="P1"><text:tab/>Epoch took 33.62367796897888 seconds</text:p>
      <text:p text:style-name="P1">Test accuracy on legitimate test examples: 0.664</text:p>
      <text:p text:style-name="P1">Epoch 1</text:p>
      <text:p text:style-name="P1"><text:tab/>Epoch took 32.536927938461304 seconds</text:p>
      <text:p text:style-name="P1">Test accuracy on legitimate test examples: 0.6738</text:p>
      <text:p text:style-name="P1">Epoch 2</text:p>
      <text:p text:style-name="P1"><text:tab/>Epoch took 33.31046009063721 seconds</text:p>
      <text:p text:style-name="P1">Test accuracy on legitimate test examples: 0.6779</text:p>
      <text:p text:style-name="P1">Epoch 3</text:p>
      <text:p text:style-name="P1"><text:tab/>Epoch took 33.48295307159424 seconds</text:p>
      <text:p text:style-name="P1">Test accuracy on legitimate test examples: 0.7399</text:p>
      <text:p text:style-name="P1">Epoch 4</text:p>
      <text:p text:style-name="P1"><text:tab/>Epoch took 33.697646141052246 seconds</text:p>
      <text:p text:style-name="P1">Test accuracy on legitimate test examples: 0.7553</text:p>
      <text:p text:style-name="P1">Epoch 5</text:p>
      <text:p text:style-name="P1"><text:tab/>Epoch took 33.46749711036682 seconds</text:p>
      <text:p text:style-name="P1">Test accuracy on legitimate test examples: 0.7541</text:p>
      <text:p text:style-name="P1">Epoch 6</text:p>
      <text:p text:style-name="P1"><text:tab/>Epoch took 33.49582767486572 seconds</text:p>
      <text:p text:style-name="P1">Test accuracy on legitimate test examples: 0.7603</text:p>
      <text:p text:style-name="P1">Epoch 7</text:p>
      <text:p text:style-name="P1"><text:tab/>Epoch took 34.25485038757324 seconds</text:p>
      <text:p text:style-name="P1">Test accuracy on legitimate test examples: 0.7635</text:p>
      <text:p text:style-name="P1">Epoch 8</text:p>
      <text:p text:style-name="P1"><text:tab/>Epoch took 33.03525400161743 seconds</text:p>
      <text:p text:style-name="P1">Test accuracy on legitimate test examples: 0.7631</text:p>
      <text:p text:style-name="P1">Epoch 9</text:p>
      <text:p text:style-name="P1"><text:tab/>Epoch took 31.949580907821655 seconds</text:p>
      <text:p text:style-name="P1">Test accuracy on legitimate test examples: 0.7658</text:p>
      <text:p text:style-name="P1">Epoch 10</text:p>
      <text:p text:style-name="P1"><text:tab/>Epoch took 33.02693510055542 seconds</text:p>
      <text:p text:style-name="P1">Test accuracy on legitimate test examples: 0.7682</text:p>
      <text:p text:style-name="P1">Epoch 11</text:p>
      <text:p text:style-name="P1"><text:tab/>Epoch took 32.83447861671448 seconds</text:p>
      <text:p text:style-name="P1">Test accuracy on legitimate test examples: 0.7686</text:p>
      <text:p text:style-name="P1">Epoch 12</text:p>
      <text:p text:style-name="P1"><text:tab/>Epoch took 33.01279330253601 seconds</text:p>
      <text:p text:style-name="P1">Test accuracy on legitimate test examples: 0.7724</text:p>
      <text:p text:style-name="P1">Epoch 13</text:p>
      <text:p text:style-name="P1"><text:tab/>Epoch took 32.738166093826294 seconds</text:p>
      <text:p text:style-name="P1">Test accuracy on legitimate test examples: 0.77</text:p>
      <text:p text:style-name="P1">Epoch 14</text:p>
      <text:p text:style-name="P1"><text:tab/>Epoch took 32.788565158843994 seconds</text:p>
      <text:p text:style-name="P1">Test accuracy on legitimate test examples: 0.7693</text:p>
      <text:p text:style-name="P1">Epoch 15</text:p>
      <text:p text:style-name="P1"><text:tab/>Epoch took 32.76615858078003 seconds</text:p>
      <text:p text:style-name="P1">Test accuracy on legitimate test examples: 0.7703</text:p>
      <text:p text:style-name="P1">Epoch 16</text:p>
      <text:p text:style-name="P1"><text:tab/>Epoch took 32.9933979511261 seconds</text:p>
      <text:p text:style-name="P1">Test accuracy on legitimate test examples: 0.7668</text:p>
      <text:p text:style-name="P1"/>
      <text:p text:style-name="P1"><text:soft-page-break/>Epoch 17</text:p>
      <text:p text:style-name="P1"><text:tab/>Epoch took 33.06169939041138 seconds</text:p>
      <text:p text:style-name="P1">Test accuracy on legitimate test examples: 0.7732</text:p>
      <text:p text:style-name="P1">Epoch 18</text:p>
      <text:p text:style-name="P1"><text:tab/>Epoch took 32.656063079833984 seconds</text:p>
      <text:p text:style-name="P1">Test accuracy on legitimate test examples: 0.7687</text:p>
      <text:p text:style-name="P1">Epoch 19</text:p>
      <text:p text:style-name="P1"><text:tab/>Epoch took 32.84909749031067 seconds</text:p>
      <text:p text:style-name="P1">Test accuracy on legitimate test examples: 0.7677</text:p>
      <text:p text:style-name="P1">Completed model training.</text:p>
      <text:p text:style-name="P1">size of the adversarial image is (?, 784)</text:p>
      <text:p text:style-name="P1"/>
      <text:p text:style-name="P1">Test accuracy on adversarial examples: 0.3564</text:p>
      <text:p text:style-name="P1">Repeating the process, using adversarial training</text:p>
      <text:p text:style-name="P1">Epoch 0</text:p>
      <text:p text:style-name="P1"><text:tab/>Epoch took 68.20015597343445 seconds</text:p>
      <text:p text:style-name="P1">Test accuracy on legitimate test examples: 0.6972</text:p>
      <text:p text:style-name="P1">Test accuracy on adversarial examples: 0.3245</text:p>
      <text:p text:style-name="P1">Epoch 1</text:p>
      <text:p text:style-name="P1"><text:tab/>Epoch took 68.17295002937317 seconds</text:p>
      <text:p text:style-name="P1">Test accuracy on legitimate test examples: 0.7227</text:p>
      <text:p text:style-name="P1">Test accuracy on adversarial examples: 0.3663</text:p>
      <text:p text:style-name="P1">Epoch 2</text:p>
      <text:p text:style-name="P1"><text:tab/>Epoch took 67.25760889053345 seconds</text:p>
      <text:p text:style-name="P1">Test accuracy on legitimate test examples: 0.7338</text:p>
      <text:p text:style-name="P1">Test accuracy on adversarial examples: 0.4164</text:p>
      <text:p text:style-name="P1">Epoch 3</text:p>
      <text:p text:style-name="P1"><text:tab/>Epoch took 66.62303161621094 seconds</text:p>
      <text:p text:style-name="P1">Test accuracy on legitimate test examples: 0.7333</text:p>
      <text:p text:style-name="P1">Test accuracy on adversarial examples: 0.4305</text:p>
      <text:p text:style-name="P1">Epoch 4</text:p>
      <text:p text:style-name="P1"><text:tab/>Epoch took 66.63877868652344 seconds</text:p>
      <text:p text:style-name="P1">Test accuracy on legitimate test examples: 0.7421</text:p>
      <text:p text:style-name="P1">Test accuracy on adversarial examples: 0.4523</text:p>
      <text:p text:style-name="P1">Epoch 5</text:p>
      <text:p text:style-name="P1"><text:tab/>Epoch took 68.2732195854187 seconds</text:p>
      <text:p text:style-name="P1">Test accuracy on legitimate test examples: 0.7412</text:p>
      <text:p text:style-name="P1">Test accuracy on adversarial examples: 0.46</text:p>
      <text:p text:style-name="P1">Epoch 6</text:p>
      <text:p text:style-name="P1"><text:tab/>Epoch took 66.78569602966309 seconds</text:p>
      <text:p text:style-name="P1">Test accuracy on legitimate test examples: 0.7476</text:p>
      <text:p text:style-name="P1">Test accuracy on adversarial examples: 0.4745</text:p>
      <text:p text:style-name="P1">Epoch 7</text:p>
      <text:p text:style-name="P1"><text:tab/>Epoch took 66.4919581413269 seconds</text:p>
      <text:p text:style-name="P1">Test accuracy on legitimate test examples: 0.7508</text:p>
      <text:p text:style-name="P1">Test accuracy on adversarial examples: 0.4934</text:p>
      <text:p text:style-name="P1">Epoch 8</text:p>
      <text:p text:style-name="P1"><text:tab/>Epoch took 67.72649025917053 seconds</text:p>
      <text:p text:style-name="P1">Test accuracy on legitimate test examples: 0.7517</text:p>
      <text:p text:style-name="P1">Test accuracy on adversarial examples: 0.5161</text:p>
      <text:p text:style-name="P1"/>
      <text:p text:style-name="P1"/>
      <text:p text:style-name="P1"><text:soft-page-break/>Epoch 9</text:p>
      <text:p text:style-name="P1"><text:tab/>Epoch took 69.81143832206726 seconds</text:p>
      <text:p text:style-name="P1">Test accuracy on legitimate test examples: 0.7519</text:p>
      <text:p text:style-name="P1">Test accuracy on adversarial examples: 0.4946</text:p>
      <text:p text:style-name="P1">Epoch 10</text:p>
      <text:p text:style-name="P1"><text:tab/>Epoch took 66.23435759544373 seconds</text:p>
      <text:p text:style-name="P1">Test accuracy on legitimate test examples: 0.751</text:p>
      <text:p text:style-name="P1">Test accuracy on adversarial examples: 0.5313</text:p>
      <text:p text:style-name="P1">Epoch 11</text:p>
      <text:p text:style-name="P1"><text:tab/>Epoch took 66.27850985527039 seconds</text:p>
      <text:p text:style-name="P1">Test accuracy on legitimate test examples: 0.7554</text:p>
      <text:p text:style-name="P1">Test accuracy on adversarial examples: 0.5121</text:p>
      <text:p text:style-name="P1">Epoch 12</text:p>
      <text:p text:style-name="P1"><text:tab/>Epoch took 68.50013303756714 seconds</text:p>
      <text:p text:style-name="P1">Test accuracy on legitimate test examples: 0.756</text:p>
      <text:p text:style-name="P1">Test accuracy on adversarial examples: 0.5512</text:p>
      <text:p text:style-name="P1">Epoch 13</text:p>
      <text:p text:style-name="P1"><text:tab/>Epoch took 73.13936161994934 seconds</text:p>
      <text:p text:style-name="P1">Test accuracy on legitimate test examples: 0.7538</text:p>
      <text:p text:style-name="P1">Test accuracy on adversarial examples: 0.5149</text:p>
      <text:p text:style-name="P1">Epoch 14</text:p>
      <text:p text:style-name="P1"><text:tab/>Epoch took 66.31687068939209 seconds</text:p>
      <text:p text:style-name="P1">Test accuracy on legitimate test examples: 0.7577</text:p>
      <text:p text:style-name="P1">Test accuracy on adversarial examples: 0.5357</text:p>
      <text:p text:style-name="P1">Epoch 15</text:p>
      <text:p text:style-name="P1"><text:tab/>Epoch took 66.02101755142212 seconds</text:p>
      <text:p text:style-name="P1">Test accuracy on legitimate test examples: 0.759</text:p>
      <text:p text:style-name="P1">Test accuracy on adversarial examples: 0.5522</text:p>
      <text:p text:style-name="P1">Epoch 16</text:p>
      <text:p text:style-name="P1"><text:tab/>Epoch took 67.76741313934326 seconds</text:p>
      <text:p text:style-name="P1">Test accuracy on legitimate test examples: 0.759</text:p>
      <text:p text:style-name="P1">Test accuracy on adversarial examples: 0.5543</text:p>
      <text:p text:style-name="P1">Epoch 17</text:p>
      <text:p text:style-name="P1"><text:tab/>Epoch took 66.93497848510742 seconds</text:p>
      <text:p text:style-name="P1">Test accuracy on legitimate test examples: 0.7553</text:p>
      <text:p text:style-name="P1">Test accuracy on adversarial examples: 0.5737</text:p>
      <text:p text:style-name="P1">Epoch 18</text:p>
      <text:p text:style-name="P1"><text:tab/>Epoch took 65.89644408226013 seconds</text:p>
      <text:p text:style-name="P1">Test accuracy on legitimate test examples: 0.7582</text:p>
      <text:p text:style-name="P1">Test accuracy on adversarial examples: 0.5865</text:p>
      <text:p text:style-name="P1">Epoch 19</text:p>
      <text:p text:style-name="P1"><text:tab/>Epoch took 66.16136455535889 seconds</text:p>
      <text:p text:style-name="P1">Test accuracy on legitimate test examples: 0.759</text:p>
      <text:p text:style-name="P1">Test accuracy on adversarial examples: 0.5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37:16.214901363</meta:creation-date>
    <meta:print-date>2017-04-28T15:38:21.814572522</meta:print-date>
    <dc:date>2017-04-28T15:40:45.937285278</dc:date>
    <meta:editing-duration>PT3M30S</meta:editing-duration>
    <meta:editing-cycles>1</meta:editing-cycles>
    <meta:document-statistic meta:table-count="0" meta:image-count="0" meta:object-count="0" meta:page-count="3" meta:paragraph-count="144" meta:word-count="663" meta:character-count="4793" meta:non-whitespace-character-count="4234"/>
    <meta:generator>LibreOffice/5.1.6.2$Linux_X86_64 LibreOffice_project/10m0$Build-2</meta:generator>
  </office:meta>
</office:document-meta>
</file>